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atingIterator.getIterator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atingIterator.getIte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atingIterator.setIterator( final int index , final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llatingIterator.CollatingIterator( final Comparator comp , final Iterator a , final Iterato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ating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atingIterator.leas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llatingIterator.addIterator( final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atingIterator.CollatingIterator( final Comparator comp , final int initIter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atingIterator.set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atingIterator.Collating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atingIterator.clea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atingIterator.setComparator( final Comparator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atingIterato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atingIterator.anyHasNext( ArrayList i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atingIterator.checkNot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atingIterator.CollatingIterator( final Comparator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atingIterator.get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atingIterator.anyValueSet( BitSet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ating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atingIterator.CollatingIterator( final Comparator comp , final Collection itera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ating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atingIterator.CollatingIterator( final Comparator comp , final Iterator [ ] itera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